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/>
      <style:text-properties fo:font-size="28pt" style:font-size-asian="28pt" style:font-size-complex="28pt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152in" style:use-optimal-column-width="false"/>
    </style:style>
    <style:style style:name="Table3" style:family="table">
      <style:table-properties style:width="6.677in" fo:margin-left="0.0312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0" style:family="table-cell">
      <style:table-cell-properties fo:border="0.0034in solid #000000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>Damian Kudas, Michał Mrowczyk</text:p>
      <text:p text:style-name="Textbody"/>
      <text:p text:style-name="P2">Harmonogram prac</text:p>
      <text:p text:style-name="Textbody"/>
      <text:p text:style-name="Textbody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Sprint</text:p>
          </table:table-cell>
          <table:table-cell table:style-name="TableCell9">
            <text:p text:style-name="TableContents">Główne cele</text:p>
          </table:table-cell>
          <table:table-cell table:style-name="TableCell10">
            <text:p text:style-name="TableContents">Termin</text:p>
          </table:table-cell>
        </table:table-row>
        <table:table-row table:style-name="TableRow11">
          <table:table-cell table:style-name="TableCell12" table:number-rows-spanned="2">
            <text:p text:style-name="TableContents">1</text:p>
          </table:table-cell>
          <table:table-cell table:style-name="TableCell13">
            <text:p text:style-name="TableContents">Wprowadzenie poprawek do wizji i koncepcji zgodnie z ustaleniami z prowadzącym.</text:p>
            <text:p text:style-name="TableContents">Uszczegółowienie harmonogramu produktu budzika.</text:p>
          </table:table-cell>
          <table:table-cell table:style-name="TableCell14">
            <text:p text:style-name="TableContents">19.04.2013</text:p>
          </table:table-cell>
        </table:table-row>
        <table:table-row table:style-name="TableRow15">
          <table:covered-table-cell>
            <text:p text:style-name="Normalny"/>
          </table:covered-table-cell>
          <table:table-cell table:style-name="TableCell16">
            <text:p text:style-name="TableContents">Ostateczna wersja<text:s/>wizji i koncepcji<text:s/>produktu na podstawie ostatecznych uwag.</text:p>
            <text:p text:style-name="TableContents">Pierwsze wizje na temat graficznej reprezentacji budzika oraz listy alarmów.</text:p>
          </table:table-cell>
          <table:table-cell table:style-name="TableCell17">
            <text:p text:style-name="TableContents">26.04.2013</text:p>
          </table:table-cell>
        </table:table-row>
        <table:table-row table:style-name="TableRow18">
          <table:table-cell table:style-name="TableCell19" table:number-columns-spanned="3">
            <text:p text:style-name="TableContents">Produkty sprintu: wizja, koncepcja, opis problemu</text:p>
          </table:table-cell>
          <table:covered-table-cell/>
          <table:covered-table-cell/>
        </table:table-row>
        <table:table-row table:style-name="TableRow20">
          <table:table-cell table:style-name="TableCell21" table:number-rows-spanned="2">
            <text:p text:style-name="TableContents">2</text:p>
          </table:table-cell>
          <table:table-cell table:style-name="TableCell22">
            <text:p text:style-name="TableContents">Początek procesu implementacyjnego: prosty interfejs graficzny na androida przedstawiający aplikację zegara,<text:s/>pierwsze testy alarmu,<text:s/>pisanie podręczników użytkownika i dokumentacji developerskiej</text:p>
          </table:table-cell>
          <table:table-cell table:style-name="TableCell23">
            <text:p text:style-name="TableContents">10.05.2013</text:p>
          </table:table-cell>
        </table:table-row>
        <table:table-row table:style-name="TableRow24">
          <table:covered-table-cell>
            <text:p text:style-name="Normalny"/>
          </table:covered-table-cell>
          <table:table-cell table:style-name="TableCell25">
            <text:p text:style-name="TableContents">Dalszy rozwój kodu produktu i dokumentacji. Synchronizacja alarmów i możliwość ustawiania ich na konkretną porę bądź okazję.<text:s/>Dopracowywanie cykliczności.<text:s/>Dopracowanie GUI.</text:p>
          </table:table-cell>
          <table:table-cell table:style-name="TableCell26">
            <text:p text:style-name="TableContents">17.05.2013</text:p>
          </table:table-cell>
        </table:table-row>
        <table:table-row table:style-name="TableRow27">
          <table:table-cell table:style-name="TableCell28" table:number-columns-spanned="3">
            <text:p text:style-name="TableContents">Produkty sprintu: prototyp produktu i dokumentacji</text:p>
          </table:table-cell>
          <table:covered-table-cell/>
          <table:covered-table-cell/>
        </table:table-row>
        <table:table-row table:style-name="TableRow29">
          <table:table-cell table:style-name="TableCell30" table:number-rows-spanned="5">
            <text:p text:style-name="TableContents">3</text:p>
          </table:table-cell>
          <table:table-cell table:style-name="TableCell31">
            <text:p text:style-name="TableContents">Zakończenie fazy implementacyjnej produktu. W pełni gotowa mobilna aplikacja, mogąca ustawiać wiele alarmów oraz udostępniająca ich modyfikacje oraz przegląd.</text:p>
          </table:table-cell>
          <table:table-cell table:style-name="TableCell32">
            <text:p text:style-name="TableContents">24.05.2013</text:p>
          </table:table-cell>
        </table:table-row>
        <table:table-row table:style-name="TableRow33">
          <table:covered-table-cell>
            <text:p text:style-name="Normalny"/>
          </table:covered-table-cell>
          <table:table-cell table:style-name="TableCell34">
            <text:p text:style-name="TableContents">Implementacja testów, testy integracyjne. Testy uruchomieniowe alarmów.</text:p>
          </table:table-cell>
          <table:table-cell table:style-name="TableCell35">
            <text:p text:style-name="TableContents">31.05.2013</text:p>
          </table:table-cell>
        </table:table-row>
        <table:table-row table:style-name="TableRow36">
          <table:covered-table-cell>
            <text:p text:style-name="Normalny"/>
          </table:covered-table-cell>
          <table:table-cell table:style-name="TableCell37">
            <text:p text:style-name="TableContents">Poprawki, testy czarnej<text:s/><text:soft-page-break/>skrzynki</text:p>
          </table:table-cell>
          <table:table-cell table:style-name="TableCell38">
            <text:p text:style-name="TableContents">7.06.2013</text:p>
          </table:table-cell>
        </table:table-row>
        <table:table-row table:style-name="TableRow39">
          <table:covered-table-cell>
            <text:p text:style-name="Normalny"/>
          </table:covered-table-cell>
          <table:table-cell table:style-name="TableCell40">
            <text:p text:style-name="TableContents">Wygenerowanie dokumentacji technicznej i<text:s/>procesowej</text:p>
          </table:table-cell>
          <table:table-cell table:style-name="TableCell41">
            <text:p text:style-name="TableContents">14.06.2013</text:p>
          </table:table-cell>
        </table:table-row>
        <table:table-row table:style-name="TableRow42">
          <table:covered-table-cell>
            <text:p text:style-name="Normalny"/>
          </table:covered-table-cell>
          <table:table-cell table:style-name="TableCell43">
            <text:p text:style-name="TableContents">Oddanie gotowego projektu</text:p>
          </table:table-cell>
          <table:table-cell table:style-name="TableCell44">
            <text:p text:style-name="TableContents">21.06.2013</text:p>
          </table:table-cell>
        </table:table-row>
        <table:table-row table:style-name="TableRow45">
          <table:table-cell table:style-name="TableCell46" table:number-columns-spanned="3">
            <text:p text:style-name="TableContents">Produkty sprintu: ostateczna wersja produktu, dokumentacja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amian</meta:initial-creator>
    <dc:creator>Damian</dc:creator>
    <meta:creation-date>2013-04-12T09:43:00Z</meta:creation-date>
    <dc:date>2013-04-17T15:53:00Z</dc:date>
    <meta:template xlink:href="Normal" xlink:type="simple"/>
    <meta:editing-cycles>2</meta:editing-cycles>
    <meta:editing-duration>PT2100S</meta:editing-duration>
    <meta:document-statistic meta:page-count="2" meta:paragraph-count="2" meta:word-count="193" meta:character-count="1349" meta:row-count="9" meta:non-whitespace-character-count="1158"/>
  </office:meta>
</office:document-meta>
</file>